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f701" officeooo:paragraph-rsid="0004f701"/>
    </style:style>
    <style:style style:name="P2" style:family="paragraph" style:parent-style-name="Standard">
      <style:text-properties officeooo:rsid="00067e9d" officeooo:paragraph-rsid="00067e9d"/>
    </style:style>
    <style:style style:name="P3" style:family="paragraph" style:parent-style-name="Standard">
      <style:text-properties officeooo:rsid="00085d98" officeooo:paragraph-rsid="00085d98"/>
    </style:style>
    <style:style style:name="P4" style:family="paragraph" style:parent-style-name="Standard">
      <style:text-properties fo:font-weight="bold" officeooo:rsid="00085d98" officeooo:paragraph-rsid="00085d98" style:font-weight-asian="bold" style:font-weight-complex="bold"/>
    </style:style>
    <style:style style:name="P5" style:family="paragraph" style:parent-style-name="Standard">
      <style:text-properties fo:font-weight="normal" officeooo:rsid="00085d98" officeooo:paragraph-rsid="00085d98" style:font-weight-asian="normal" style:font-weight-complex="normal"/>
    </style:style>
    <style:style style:name="P6" style:family="paragraph" style:parent-style-name="Standard">
      <style:text-properties fo:font-weight="normal" officeooo:rsid="0009010f" officeooo:paragraph-rsid="0009010f" style:font-weight-asian="normal" style:font-weight-complex="normal"/>
    </style:style>
    <style:style style:name="P7" style:family="paragraph" style:parent-style-name="Standard">
      <style:text-properties fo:font-weight="normal" officeooo:rsid="000a25e2" officeooo:paragraph-rsid="000a25e2" style:font-weight-asian="normal" style:font-weight-complex="normal"/>
    </style:style>
    <style:style style:name="P8" style:family="paragraph" style:parent-style-name="Standard">
      <style:text-properties officeooo:paragraph-rsid="0009010f"/>
    </style:style>
    <style:style style:name="T1" style:family="text">
      <style:text-properties officeooo:rsid="00067e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010f" style:font-weight-asian="bold" style:font-weight-complex="bold"/>
    </style:style>
    <style:style style:name="T4" style:family="text">
      <style:text-properties officeooo:rsid="0009010f"/>
    </style:style>
    <style:style style:name="T5" style:family="text">
      <style:text-properties officeooo:rsid="00093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op Project Thoughts</text:p>
      <text:p text:style-name="P1"/>
      <text:p text:style-name="P1">Assumptions: That this was an internal use site, but really that wouldn’t change my approach to much I think. I also assumed that the brewer specific details such as brew temperature, malt ratios, ect were not needed.</text:p>
      <text:p text:style-name="P1"/>
      <text:p text:style-name="P1"/>
      <text:p text:style-name="P1">Overall I am happy enough with my work. I accomplished the main goal <text:span text:style-name="T1">and got both stretch goals working.</text:span></text:p>
      <text:p text:style-name="P1"/>
      <text:p text:style-name="P2">I prioritized functionality over looks, and planned to use any leftover time to make it look better. My reasoning is I would rather have a site that worked well and looked bad than a beautiful paining of a site.</text:p>
      <text:p text:style-name="P2"/>
      <text:p text:style-name="P3">A few things I would change if I had not tun our of time:</text:p>
      <text:p text:style-name="P3">I would combine the beer by name and the beer by id functionality into one component. I think that a simple if else statement to choose between the two functions would do it nicely.</text:p>
      <text:p text:style-name="P3"/>
      <text:p text:style-name="P4">Navigation:</text:p>
      <text:p text:style-name="P5">I would add a return to home button on the single beer display page. <text:span text:style-name="T4">I would also like to implement a next and previous button on the beer by id page. </text:span></text:p>
      <text:p text:style-name="P3"/>
      <text:p text:style-name="P4">Use For Loop inside the Beer component:</text:p>
      <text:p text:style-name="P3">I would also change how single beer component displays things. Specifically by using a loop like the viewBeers component uses. I started by not using a loop because when using the beer’s ID to get info I knew I would only get one beer, so I used the beer’s index to grab it’s info. </text:p>
      <text:p text:style-name="P3"/>
      <text:p text:style-name="P3">Once I implemented the search function though I don’t like that because it’s a fuzzy search that could return multiple items. If I used a for loop that would be no issue, and if I were to combine the id and name functions it would not harm the id display.</text:p>
      <text:p text:style-name="P1"/>
      <text:p text:style-name="P4">Pass Beer as Object:</text:p>
      <text:p text:style-name="P3">I also thought about how I could just pass the beer object to the beer component when looking up extra information about the beer. That would save a lot of API calls were many people using this site at once, it should also be faster for the user.</text:p>
      <text:p text:style-name="P3"/>
      <text:p text:style-name="P3"><text:s/><text:span text:style-name="T2">Better names:</text:span></text:p>
      <text:p text:style-name="P5">Overall my names are decent but I don’t like the component names. I would rename them to be more explicit and descriptive.</text:p>
      <text:p text:style-name="P5"/>
      <text:p text:style-name="P8"><text:span text:style-name="T3">Style: </text:span></text:p>
      <text:p text:style-name="P6">I would like to have had more time to make it look better, and to intentionally look at how responsive the site is. <text:span text:style-name="T5">Given the use case I would expect people to use it on their phones, and it look terrible there now. It kind of works, but is gross.</text:span></text:p>
      <text:p text:style-name="P6"/>
      <text:p text:style-name="P7">What would I change ofr mobile? Get rid of the picture and free up that real estate. I would include the beer tagline or part of the description and have a click to expand to view the re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1T08:22:28.128213707</meta:creation-date>
    <dc:date>2020-01-21T09:17:13.313434971</dc:date>
    <meta:editing-duration>PT6M52S</meta:editing-duration>
    <meta:editing-cycles>3</meta:editing-cycles>
    <meta:generator>LibreOffice/6.3.4.2.0$Linux_X86_64 LibreOffice_project/1e2df71cb6a569bbaaffb70308950743964880ae</meta:generator>
    <meta:document-statistic meta:table-count="0" meta:image-count="0" meta:object-count="0" meta:page-count="1" meta:paragraph-count="18" meta:word-count="454" meta:character-count="2374" meta:non-whitespace-character-count="1934"/>
  </office:meta>
</office:document-meta>
</file>